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formula="of:=[.B2]*2" office:value-type="float" office:value="2" calcext:value-type="float">
            <text:p>2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formula="of:=[.B3]*2" office:value-type="float" office:value="4" calcext:value-type="float">
            <text:p>4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3" calcext:value-type="float">
            <text:p>3</text:p>
          </table:table-cell>
          <table:table-cell table:formula="of:=[.B4]*2" office:value-type="float" office:value="6" calcext:value-type="float">
            <text:p>6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27T02:00:29</meta:creation-date>
    <dc:date>2026-04-27T02:00:29</dc:date>
    <meta:generator>LibreOffice/26.2.2.2$MacOSX_AARCH64 LibreOffice_project/1f77d10d6938fd34972958f64b2bcfa54f8b1ba5</meta:generator>
    <meta:document-statistic meta:table-count="1" meta:cell-count="11" meta:object-count="0"/>
    <meta:user-defined meta:name="AppVersion">3.1</meta:user-defined>
  </office:meta>
</office:document-meta>
</file>